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ndale Mono" svg:font-family="'Andale Mono'" style:font-pitch="fixed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Bitstream Vera Sans"/>
    </style:style>
    <style:style style:name="P2" style:family="paragraph" style:parent-style-name="Standard">
      <style:paragraph-properties fo:text-align="start" style:justify-single-word="false"/>
      <style:text-properties style:font-name="Bitstream Vera Sans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itstream Vera Sans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ndale Mono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Randles</text:p>
      <text:p text:style-name="P1">2006-03-23</text:p>
      <text:p text:style-name="P1"/>
      <text:p text:style-name="P2">Homework #2</text:p>
      <text:p text:style-name="P2"/>
      <text:p text:style-name="P3">1a. <text:s/>The advantages to synchronous communications are reliable delivery and it is memory safe. <text:s/>However, synchronous communications block the sending and receiving threads until the message has been sent. <text:s/>Asynchronous communication does away with this drawback but introduces it's own. <text:s/>Not all asynchronous communications are memory safe, since you could deallocate the memory holding the message before it's delivered. <text:s/>Another drawback is that the message could be left in the queue indefinably, the receiving process never asking for the message.</text:p>
      <text:p text:style-name="P3">1b. <text:s/>Automatic buffering is the more user-friendly type of buffering, abstracting the buffering of data from the calling thread. <text:s/>However, explicit buffering has advantages, such as limiting the memory used by the buffer. <text:s/>However, explicit buffering requires more setup and initial overhead.</text:p>
      <text:p text:style-name="P3">1c. <text:s/>The disadvantages of send-by-copy are data coherency and overhead. <text:s/>The data can be quickly become out of data because there exists multiple copies. <text:s/>Also, every time a value is passed you incur an overhead to allocate the new memory and copy over the data. <text:s/>However, send-by-reference also has a draw back in that there exists only one copy of the data, and any changes made it a function could effect the program in negative ways.</text:p>
      <text:p text:style-name="P3">1d. <text:s/>A fixed-sized message is easier for the system to allocate and process, since it knows the absolute size of the message (ease in memory allocation) and less complicated algorithms to receive/send the message (processing). <text:s/>For the programmer, a fixed message size is limiting only if it has not been abstracted over. <text:s/>Also, depending on the application, it could increase the amount of memory overhead and processing time. </text:p>
      <text:p text:style-name="P3"/>
      <text:p text:style-name="P3">2. <text:s/>The value printed by line A is 20, because the child increments the global variable <text:span text:style-name="T1">value</text:span><text:span text:style-name="T2">.</text:span></text:p>
      <text:p text:style-name="P3"/>
      <text:p text:style-name="P3">3.</text:p>
      <text:p text:style-name="P4">int main() {</text:p>
      <text:p text:style-name="P4"><text:tab/>int lastid = 0;</text:p>
      <text:p text:style-name="P4"/>
      <text:p text:style-name="P4"><text:tab/>// create child 3</text:p>
      <text:p text:style-name="P4"><text:tab/>lastid = fork();</text:p>
      <text:p text:style-name="P4"><text:tab/>if(lastid == 0) {</text:p>
      <text:p text:style-name="P4"><text:tab/><text:tab/>// create grandchild</text:p>
      <text:p text:style-name="P4"><text:tab/><text:tab/>int grandchild = fork();</text:p>
      <text:p text:style-name="P4"><text:tab/><text:tab/>if(grandchild == 0)</text:p>
      <text:p text:style-name="P4"><text:tab/><text:tab/><text:tab/>cout &lt;&lt; “grandchild” &lt;&lt; endl;</text:p>
      <text:p text:style-name="P4"><text:tab/><text:tab/>else {</text:p>
      <text:p text:style-name="P4"><text:tab/><text:tab/><text:tab/>wait(grandchild);</text:p>
      <text:p text:style-name="P4"><text:tab/><text:tab/><text:tab/>cout &lt;&lt; “child3” &lt;&lt; endl;</text:p>
      <text:p text:style-name="P4"><text:tab/><text:tab/>}</text:p>
      <text:p text:style-name="P4"><text:tab/><text:tab/>exit();</text:p>
      <text:p text:style-name="P4"><text:tab/>} else</text:p>
      <text:p text:style-name="P4"><text:tab/><text:tab/>wait(lastid);</text:p>
      <text:p text:style-name="P4"/>
      <text:p text:style-name="P4"><text:tab/>// create child 2</text:p>
      <text:p text:style-name="P4"><text:tab/>lastid = fork();</text:p>
      <text:p text:style-name="P4"><text:tab/>if(lastid == 0) {</text:p>
      <text:p text:style-name="P4"><text:tab/><text:tab/>cout &lt;&lt; “child2” &lt;&lt; endl;</text:p>
      <text:p text:style-name="P4"><text:tab/><text:tab/>exit();</text:p>
      <text:p text:style-name="P4"><text:tab/>} else</text:p>
      <text:p text:style-name="P4"><text:tab/><text:tab/>wait(lastid);</text:p>
      <text:p text:style-name="P4"><text:tab/></text:p>
      <text:p text:style-name="P4"><text:tab/>// create child 1</text:p>
      <text:p text:style-name="P4"><text:tab/>lastid = fork();</text:p>
      <text:p text:style-name="P4"><text:tab/><text:tab/>cout &lt;&lt; “child1” &lt;&lt; endl;</text:p>
      <text:p text:style-name="P4"><text:tab/><text:tab/>exit();</text:p>
      <text:p text:style-name="P4"><text:tab/>} else</text:p>
      <text:p text:style-name="P4"><text:tab/><text:tab/>wait(lastid);</text:p>
      <text:p text:style-name="P4"><text:tab/></text:p>
      <text:p text:style-name="P4"><text:tab/>// do the parent output</text:p>
      <text:p text:style-name="P4"><text:tab/>cout &lt;&lt; “parent” &lt;&lt; endl;</text:p>
      <text:p text:style-name="P4"/>
      <text:p text:style-name="P4"><text:tab/>return(0);</text:p>
      <text:p text:style-name="P4">}</text:p>
      <text:p text:style-name="P3"/>
      <text:p text:style-name="P3">4. Multithreaded processes share global variables and heap memory.</text:p>
      <text:p text:style-name="P3"/>
      <text:p text:style-name="P3">5a. <text:s/>The implication of alpha=0 is that Tau(n) will be the same every iteration, in this case 100ms.</text:p>
      <text:p text:style-name="P3">5b. <text:s/>The implication of alpha=0.99 and Tau(n)=10 will be that Tau(n+1) = 10 for every iteration.</text:p>
      <text:p text:style-name="P3"/>
      <text:p text:style-name="P3">6a. <text:s/>SFJ is a specialized priority system, where the priority of a thread is the time left till completion.</text:p>
      <text:p text:style-name="P3">6b. <text:s/></text:p>
      <text:p text:style-name="P3">6c. <text:s/>A FCFS is a specialized priority system, where the priority of a thread is the time that the job entered the queue.</text:p>
      <text:p text:style-name="P3">6d. <text:s/></text:p>
      <text:p text:style-name="P3"/>
      <text:p text:style-name="P3">7. <text:span text:style-name="T3">See attached sheet.</text:span></text:p>
      <text:p text:style-name="P3"/>
      <text:p text:style-name="P3">8a.<text:tab/>((n - 1) * q) + ((n - 1) * s) = t</text:p>
      <text:p text:style-name="P3">8b.<text:tab/>n=100, t=1, s=0.001</text:p>
      <text:p text:style-name="P3"><text:tab/>((100 – 1) * q) + ((100 – 1) * 0.001) = 1</text:p>
      <text:p text:style-name="P3"><text:tab/>(100 – 1) * q = 1 – ((100 – 1) * 0.001)</text:p>
      <text:p text:style-name="P3"><text:tab/>q = (1 – ((100 – 1) * 0.001)) / (100 – 1)</text:p>
      <text:p text:style-name="P3"><text:tab/>q = (1 – (99 * 0.001)) / 99</text:p>
      <text:p text:style-name="P3"><text:tab/>q = (1 – 0.099) / 99</text:p>
      <text:p text:style-name="P3"><text:tab/>q = 0.901 / 99</text:p>
      <text:p text:style-name="P3"><text:tab/>q = 0.009101</text:p>
      <text:p text:style-name="P3"/>
      <text:p text:style-name="P3"><text:tab/>n=100, t=1, s=0.01</text:p>
      <text:p text:style-name="P3"><text:tab/>((100 – 1) * q) + ((100 – 1) * 0.01) = 1</text:p>
      <text:p text:style-name="P3"><text:tab/>q = (1 – ((100 – 1) * 0.01)) / (100 – 1)</text:p>
      <text:p text:style-name="P3"><text:tab/>q = 0.000101 / 99</text:p>
      <text:p text:style-name="P3"><text:tab/>q = 0.000001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ndale Mono" svg:font-family="'Andale Mono'" style:font-pitch="fixed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6-03-23T18:46:20</meta:creation-date>
    <dc:date>2006-03-23T23:42:35</dc:date>
    <dc:language>en-US</dc:language>
    <meta:editing-cycles>80</meta:editing-cycles>
    <meta:editing-duration>PT4H56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6" meta:word-count="540" meta:character-count="3293"/>
  </office:meta>
</office:document-meta>
</file>